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852d7" officeooo:paragraph-rsid="002852d7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8a6e0" officeooo:paragraph-rsid="0028a6e0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271cdb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28a6e0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29a12e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paragraph-rsid="0025f98e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2d6992" officeooo:paragraph-rsid="002d6992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9a12e" officeooo:paragraph-rsid="0029a12e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d6992" officeooo:paragraph-rsid="002d6992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25f98e" style:font-size-asian="14pt" style:font-size-complex="14pt"/>
    </style:style>
    <style:style style:name="T3" style:family="text">
      <style:text-properties style:font-name="Times New Roman" fo:font-size="14pt" officeooo:rsid="00265b94" style:font-size-asian="14pt" style:font-size-complex="14pt"/>
    </style:style>
    <style:style style:name="T4" style:family="text">
      <style:text-properties style:font-name="Times New Roman" fo:font-size="14pt" officeooo:rsid="00271cdb" style:font-size-asian="14pt" style:font-size-complex="14pt"/>
    </style:style>
    <style:style style:name="T5" style:family="text">
      <style:text-properties style:font-name="Times New Roman" fo:font-size="14pt" officeooo:rsid="00279d86" style:font-size-asian="14pt" style:font-size-complex="14pt"/>
    </style:style>
    <style:style style:name="T6" style:family="text">
      <style:text-properties style:font-name="Times New Roman" fo:font-size="14pt" officeooo:rsid="0028a6e0" style:font-size-asian="14pt" style:font-size-complex="14pt"/>
    </style:style>
    <style:style style:name="T7" style:family="text">
      <style:text-properties style:font-name="Times New Roman" fo:font-size="14pt" officeooo:rsid="0029a12e" style:font-size-asian="14pt" style:font-size-complex="14pt"/>
    </style:style>
    <style:style style:name="T8" style:family="text">
      <style:text-properties style:font-name="Times New Roman" fo:font-size="14pt" officeooo:rsid="002b9d02" style:font-size-asian="14pt" style:font-size-complex="14pt"/>
    </style:style>
    <style:style style:name="T9" style:family="text">
      <style:text-properties style:font-name="Times New Roman" fo:font-size="14pt" officeooo:rsid="002d3003" style:font-size-asian="14pt" style:font-size-complex="14pt"/>
    </style:style>
    <style:style style:name="T10" style:family="text">
      <style:text-properties style:font-name="Times New Roman" fo:font-size="14pt" officeooo:rsid="002d8a71" style:font-size-asian="14pt" style:font-size-complex="14pt"/>
    </style:style>
    <style:style style:name="T11" style:family="text">
      <style:text-properties style:font-name="Times New Roman" fo:font-size="14pt" officeooo:rsid="002f1d72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3.X </text:span><text:span text:style-name="T3">Реализация основных</text:span><text:span text:style-name="T2"> этап</text:span><text:span text:style-name="T3">ов</text:span><text:span text:style-name="T2"> метода</text:span></text:p>
      <text:p text:style-name="P3"><text:span text:style-name="T4"><text:tab/></text:span><text:span text:style-name="T5">Описанный метод реализуется на основе существующей функции PQexec().</text:span></text:p>
      <text:p text:style-name="P1">Разработанный метод реализуется в ввиде функции интерфейса libpq PostgreSQL </text:p>
      <text:p text:style-name="P4"><text:span text:style-name="T6">Как было установлено выше, разрабатываемый метод, который является функцией библиотеки lipbp PostgreSQL, состоит из двух этапов: отправка запроса серверу и получение результата </text:span><text:span text:style-name="T7">(листинг 3.X). </text:span><text:span text:style-name="T9">В случае возникновения ошибки при попытке отправки запроса, возвращается нулевой указатель. В случае успеха — результат, полученный от сервера.</text:span></text:p>
      <text:p text:style-name="P2"/>
      <text:p text:style-name="P5"><text:span text:style-name="T7">Листинг 3.Х — </text:span><text:span text:style-name="T8">Внешняя функция PQexecThread.</text:span></text:p>
      <text:p text:style-name="P8">рисунок code/5</text:p>
      <text:p text:style-name="P8"/>
      <text:p text:style-name="P9">3.Х.Х Получение результата</text:p>
      <text:p text:style-name="P7"><text:span text:style-name="T1"><text:tab/></text:span><text:span text:style-name="T10">Для получения результата от сервера, выполняется его прослушивание в бесконечном цикле. Как только состояние сервера меняется с «занят» на «свободен», цикл прекращается и начинается формирование р</text:span><text:span text:style-name="T11">е</text:span><text:span text:style-name="T10">зультата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0:40:28.718068418</meta:creation-date>
    <dc:date>2022-05-24T17:51:08.734686445</dc:date>
    <meta:editing-duration>PT1H6M58S</meta:editing-duration>
    <meta:editing-cycles>37</meta:editing-cycles>
    <meta:generator>LibreOffice/6.4.7.2$Linux_X86_64 LibreOffice_project/40$Build-2</meta:generator>
    <meta:document-statistic meta:table-count="0" meta:image-count="0" meta:object-count="0" meta:page-count="1" meta:paragraph-count="8" meta:word-count="100" meta:character-count="809" meta:non-whitespace-character-count="710"/>
  </office:meta>
</office:document-meta>
</file>